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763cm" svg:y="12.938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9.763cm" svg:y="1.508cm">
          <text:p text:style-name="P1">S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9.763cm" svg:y="9.128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9.763cm" svg:y="5.318cm">
          <text:p text:style-name="P1">S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525cm" svg:y1="12.938cm" svg:x2="10.525cm" svg:y2="10.652cm">
          <text:p/>
        </draw:line>
        <draw:line draw:style-name="gr2" draw:text-style-name="P2" draw:layer="layout" svg:x1="10.525cm" svg:y1="9.128cm" svg:x2="10.525cm" svg:y2="6.842cm">
          <text:p/>
        </draw:line>
        <draw:line draw:style-name="gr2" draw:text-style-name="P2" draw:layer="layout" svg:x1="10.525cm" svg:y1="5.318cm" svg:x2="10.525cm" svg:y2="3.032cm">
          <text:p/>
        </draw:line>
        <draw:custom-shape draw:style-name="gr1" draw:text-style-name="P1" draw:layer="layout" svg:width="1.524cm" svg:height="1.524cm" svg:x="12.938cm" svg:y="6.969cm">
          <text:p text:style-name="P1">S2.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1.16cm" svg:y1="9.509cm" svg:x2="13.065cm" svg:y2="8.112cm">
          <text:p/>
        </draw:line>
        <draw:custom-shape draw:style-name="gr1" draw:text-style-name="P1" draw:layer="layout" svg:width="1.524cm" svg:height="1.524cm" svg:x="12.938cm" svg:y="3.159cm">
          <text:p text:style-name="P1">S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7cm" svg:y1="6.969cm" svg:x2="13.7cm" svg:y2="4.683cm">
          <text:p/>
        </draw:line>
        <draw:line draw:style-name="gr2" draw:text-style-name="P2" draw:layer="layout" svg:x1="13.065cm" svg:y1="3.54cm" svg:x2="11.287cm" svg:y2="2.397cm">
          <text:p/>
        </draw:line>
        <draw:line draw:style-name="gr2" draw:text-style-name="P2" draw:layer="layout" svg:x1="11.16cm" svg:y1="5.572cm" svg:x2="13.065cm" svg:y2="4.175cm">
          <text:p/>
        </draw:line>
        <draw:custom-shape draw:style-name="gr1" draw:text-style-name="P1" draw:layer="layout" svg:width="1.524cm" svg:height="1.524cm" svg:x="6.842cm" svg:y="6.969cm">
          <text:p text:style-name="P1">S2.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9.89cm" svg:y1="9.509cm" svg:x2="8.112cm" svg:y2="8.366cm">
          <text:p/>
        </draw:line>
        <draw:line draw:style-name="gr2" draw:text-style-name="P2" draw:layer="layout" svg:x1="8.366cm" svg:y1="7.604cm" svg:x2="9.89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19:34.236355112</meta:creation-date>
    <dc:date>2015-05-18T17:31:47.797614988</dc:date>
    <meta:editing-duration>PT12M13S</meta:editing-duration>
    <meta:editing-cycles>1</meta:editing-cycles>
    <meta:document-statistic meta:object-count="16"/>
    <meta:generator>LibreOffice/4.4.2.2$Linux_X86_64 LibreOffice_project/40m0$Build-2</meta:generator>
  </office:meta>
</office:document-meta>
</file>